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2c06" officeooo:paragraph-rsid="00152c06"/>
    </style:style>
    <style:style style:name="P2" style:family="paragraph" style:parent-style-name="Standard">
      <style:text-properties officeooo:rsid="00152c06" officeooo:paragraph-rsid="00154043"/>
    </style:style>
    <style:style style:name="P3" style:family="paragraph" style:parent-style-name="Standard">
      <style:text-properties officeooo:rsid="00154043" officeooo:paragraph-rsid="00154043"/>
    </style:style>
    <style:style style:name="P4" style:family="paragraph" style:parent-style-name="Standard">
      <style:text-properties officeooo:rsid="00154043" officeooo:paragraph-rsid="001ab67e"/>
    </style:style>
    <style:style style:name="P5" style:family="paragraph" style:parent-style-name="Standard">
      <style:text-properties officeooo:rsid="00154043" officeooo:paragraph-rsid="001b77b4"/>
    </style:style>
    <style:style style:name="P6" style:family="paragraph" style:parent-style-name="Standard">
      <style:text-properties officeooo:rsid="0016939c" officeooo:paragraph-rsid="0016939c"/>
    </style:style>
    <style:style style:name="P7" style:family="paragraph" style:parent-style-name="Standard">
      <style:text-properties officeooo:rsid="0018d012" officeooo:paragraph-rsid="0018d012"/>
    </style:style>
    <style:style style:name="P8" style:family="paragraph" style:parent-style-name="Standard">
      <style:text-properties officeooo:rsid="001c2df4" officeooo:paragraph-rsid="001c2df4"/>
    </style:style>
    <style:style style:name="P9" style:family="paragraph" style:parent-style-name="Standard">
      <style:text-properties officeooo:rsid="0017459a" officeooo:paragraph-rsid="00154043"/>
    </style:style>
    <style:style style:name="P10" style:family="paragraph" style:parent-style-name="Standard">
      <style:text-properties officeooo:rsid="00154043" officeooo:paragraph-rsid="00154043"/>
    </style:style>
    <style:style style:name="P11" style:family="paragraph" style:parent-style-name="Standard">
      <style:text-properties officeooo:rsid="001ec0ae" officeooo:paragraph-rsid="001ec0ae"/>
    </style:style>
    <style:style style:name="P12" style:family="paragraph" style:parent-style-name="Standard">
      <style:text-properties officeooo:rsid="001ec0ae" officeooo:paragraph-rsid="001fd3fb"/>
    </style:style>
    <style:style style:name="P13" style:family="paragraph" style:parent-style-name="Standard">
      <style:text-properties officeooo:rsid="001fd3fb" officeooo:paragraph-rsid="001fd3fb"/>
    </style:style>
    <style:style style:name="T1" style:family="text">
      <style:text-properties officeooo:rsid="00154043"/>
    </style:style>
    <style:style style:name="T2" style:family="text">
      <style:text-properties officeooo:rsid="0016939c"/>
    </style:style>
    <style:style style:name="T3" style:family="text">
      <style:text-properties officeooo:rsid="0017459a"/>
    </style:style>
    <style:style style:name="T4" style:family="text">
      <style:text-properties officeooo:rsid="0018d012"/>
    </style:style>
    <style:style style:name="T5" style:family="text">
      <style:text-properties officeooo:rsid="0019a66d"/>
    </style:style>
    <style:style style:name="T6" style:family="text">
      <style:text-properties officeooo:rsid="001ab67e"/>
    </style:style>
    <style:style style:name="T7" style:family="text">
      <style:text-properties officeooo:rsid="001b77b4"/>
    </style:style>
    <style:style style:name="T8" style:family="text">
      <style:text-properties officeooo:rsid="001d1d02"/>
    </style:style>
    <style:style style:name="T9" style:family="text">
      <style:text-properties officeooo:rsid="001ec0ae"/>
    </style:style>
    <style:style style:name="T10" style:family="text">
      <style:text-properties officeooo:rsid="001fd3fb"/>
    </style:style>
    <style:style style:name="T11" style:family="text">
      <style:text-properties officeooo:rsid="00233ab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in Changes from “Ultimate” branch to “master” branch</text:p>
      <text:p text:style-name="P7">中文是我刚刚加上去的</text:p>
      <text:p text:style-name="P7">先读完再看怎么改</text:p>
      <text:p text:style-name="P1"/>
      <text:p text:style-name="P1">1. Mode Change messages </text:p>
      <text:p text:style-name="P2"><text:tab/>a. Topics: All topic with the names <text:span text:style-name="T3">like </text:span>“XR1/LeftArmModeChange”, “XR1/RightArmModeChange” have been combined into a single topic “<text:span text:style-name="T1">/XR1/ChainModeChange”, you can use the control group ID variable to determine the control group, please see <text:s/>xr1controller-build/xr1define.h for all the control group ids</text:span></text:p>
      <text:p text:style-name="P2">可以试着先把所有的topic转到同一个topic</text:p>
      <text:p text:style-name="P2"/>
      <text:p text:style-name="P3"><text:tab/>b. Mode ID: Control Modes have been remapped. Plealse check xr1define.h for all the mode ids. If you’re not doing anything fancy, use mode 1 for direct joint control, mode 5 for Inverse Kinematics control</text:p>
      <text:p text:style-name="P3">在抓取的时候Colin已经加了把mode设成<text:span text:style-name="T4">1的步骤了。需要注意的是，在mode 1 只会接受原来的msg（BodyMsg，ArmMsg，etc）， 在mode 5 为 IK 模式 （在收到IK服务时时会自动切换过来，注意这个原来的ID是4），在新的mode 4 现在变成只会接受joint_states 的命令（也就是Hopps发给ginger_actuator的指令,这边除了底盘以外会以profile_pos模式下发）。</text:span></text:p>
      <text:p text:style-name="P3"/>
      <text:p text:style-name="P3">这个是新增加的特点<text:span text:style-name="T5">，不同的部位可以用不同的模式同时控制（比如我视频里的一边闲置动作一边人脸追踪）。</text:span></text:p>
      <text:p text:style-name="P3"/>
      <text:p text:style-name="P3">这个大概是全局最重要的部分<text:span text:style-name="T5">，在什么时候切换到哪个模式（由舞蹈控制[4]或者抓取控制[1和5]）应该由上层决定。这个我觉得可以放在actuator_portal控制</text:span></text:p>
      <text:p text:style-name="P3"/>
      <text:p text:style-name="P2"/>
      <text:p text:style-name="P3">2. BodyMsg </text:p>
      <text:p text:style-name="P3"><text:tab/>a. Control group MainBody have been divided into two groups: MainBody and HeadBody. <text:span text:style-name="T2">So you can control the body and head separately. </text:span></text:p>
      <text:p text:style-name="P3">所有使用原来的bodymsg都应变成新的bodymsg与headmsg</text:p>
      <text:p text:style-name="P3"/>
      <text:p text:style-name="P3"/>
      <text:p text:style-name="P3">3. Animation Stuff </text:p>
      <text:p text:style-name="P3"><text:tab/>a. You can enter animation by changing any control group’s control mode to mode 8, you can also change all the available control group to animation with the <text:span text:style-name="T2">topic “startAnimation”</text:span></text:p>
      <text:p text:style-name="P3"><text:tab/><text:span text:style-name="T3">b. If you want to turn off the idle animations that come on every 10 seconds, set it with the topic “setIdle”</text:span></text:p>
      <text:p text:style-name="P9">c. You can set the next queued animation with the topic “setAnimation”.</text:p>
      <text:p text:style-name="P3"/>
      <text:p text:style-name="P3">这个是使用ol自带的高频率舞蹈播放<text:span text:style-name="T5">。</text:span></text:p>
      <text:p text:style-name="P3">初步融合可以先不用这个<text:span text:style-name="T7">。，但是高频率播放的效果和安全性能会变好。要想知道的话：</text:span></text:p>
      <text:p text:style-name="P4">通过 <text:span text:style-name="T2">startAnimation进入舞蹈模式，机器人会立刻进入“idle”闲置状态，这时候发什么 setAnimation的话题它就会进去那个舞蹈。</text:span></text:p>
      <text:p text:style-name="P4">Hopps那边的舞蹈我都处理过<text:span text:style-name="T6">，都可以用我的舞蹈里可以setAnimation触发，可以先不管对应的ID。他触发使用的motion_cmd都可以转换为setAnimation详情看actuator_portal。</text:span></text:p>
      <text:p text:style-name="P5">关闭舞蹈时记得用<text:span text:style-name="T2">startAnimation再关掉它</text:span></text:p>
      <text:p text:style-name="P5">要完全融合的话可以吧所有motion相关的node都关掉<text:span text:style-name="T8">。</text:span></text:p>
      <text:p text:style-name="P4"/>
      <text:p text:style-name="P3"/>
      <text:p text:style-name="P6">4. OmniWheels control 开车</text:p>
      <text:p text:style-name="P6"><text:soft-page-break/><text:tab/>a. change the control mode of OmniWheels to RoamMode 10 will change the three actuators to velocity mode. <text:span text:style-name="T3">It uses a Profile Omni Velocity Mode that I wrote, should give the wheels pretty smooth velocties.</text:span></text:p>
      <text:p text:style-name="P6"><text:tab/>b. see <text:a xlink:type="simple" xlink:href="https://github.com/Rayckey/Tele_FPS_Cmd.git" text:style-name="Internet_20_link" text:visited-style-name="Visited_20_Internet_20_Link">https://github.com/Rayckey/Tele_FPS_Cmd.git</text:a> for its control scheme. I mean it’s just simple fps control so if you’ve played CS you know what to expect.</text:p>
      <text:p text:style-name="P3"/>
      <text:p text:style-name="P3">我没仔细看 hopps那边的操控<text:span text:style-name="T6">，但是可以确定发的msg基本上一样的，只是xyz的方向不同</text:span></text:p>
      <text:p text:style-name="P5">可以看我改得 <text:a xlink:type="simple" xlink:href="https://github.com/Rayckey/Tele_FPS_Cmd.git" text:style-name="Internet_20_link" text:visited-style-name="Visited_20_Internet_20_Link"><text:span text:style-name="T2">Tele_FPS_Cm</text:span></text:a><text:span text:style-name="T2">d 来判断方向。</text:span></text:p>
      <text:p text:style-name="P3">omniwheels的mode变成mode <text:span text:style-name="T7">10 就会接受twist的指令了。这个控制自带了我写的profile不会有变化太快的问题</text:span></text:p>
      <text:p text:style-name="P3"/>
      <text:p text:style-name="P3"/>
      <text:p text:style-name="P11">5. Collision detection and gravity compensation</text:p>
      <text:p text:style-name="P11">The Compliant Control include two control loops. These two mode are NOT compatible. If you trigger collision detection , the gravity compensation will be turned off and vice versa.</text:p>
      <text:p text:style-name="P11"/>
      <text:p text:style-name="P11">To turn on collision detection, simpliy send an std_msg::Bool <text:span text:style-name="T10">with true as the data </text:span>to the topic /setCollisionDetection. The control loop will start taking taking the extra calculation.</text:p>
      <text:p text:style-name="P11"/>
      <text:p text:style-name="P11">To turn on gravity compensation for a specific arm, change its mode to TeachMode = 11. You can only set this to the two arms, please do not set it to the main body, please, you’ll break it.</text:p>
      <text:p text:style-name="P11"/>
      <text:p text:style-name="P12">When the collisions have been detected, the node will send a message thru the topic /CollisionEvent. </text:p>
      <text:p text:style-name="P12"/>
      <text:p text:style-name="P12">Alternatively, you can use the service to ask about <text:span text:style-name="T10">the robot’s</text:span> state.</text:p>
      <text:p text:style-name="P13">The service name is “XR1/State”, with service type RobotStateQuery <text:span text:style-name="T11">( find in /srv)</text:span></text:p>
      <text:p text:style-name="P13">To ask the state of the robot, set is Query to 1, and it will return the control modes , collision states, and whether the collision detection has been turned on.</text:p>
      <text:p text:style-name="P13"/>
      <text:p text:style-name="P13">When a collision has occurred, you need to lift the “lockdown” to further control the robot. To do this, either send a message to <text:span text:style-name="T9">/setCollisionDetection </text:span>with false, or request a service with the requestLift value set as true.</text:p>
      <text:p text:style-name="P3"/>
      <text:p text:style-name="P3"/>
      <text:p text:style-name="P3"/>
      <text:p text:style-name="P8"><text:span text:style-name="T9">6</text:span>. Misc</text:p>
      <text:p text:style-name="P8">Hopps那边有和app交流的话题，其实都是可以在ol这边实现，但是实际上都只是苦力活，可能没有做port的必要。目前我觉得不替换node最大的问题是ginger那边有好几个node在用xr1controller，有很多计算都在没有必要的重复，整合起来的效率应该可以高很多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2T20:57:50.615244499</meta:creation-date>
    <dc:date>2019-05-07T20:35:04.026323758</dc:date>
    <meta:editing-duration>PT33M2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2" meta:paragraph-count="40" meta:word-count="1128" meta:character-count="3733" meta:non-whitespace-character-count="3271"/>
  </office:meta>
</office:document-meta>
</file>